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gerUtils.getChildCategory( LoggerFactoryBean parent , String categ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gerUtils.getChildLogger( BeanFactory factory , String categ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erUtils.getChildLogger( ServiceManager manager , String categ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erUtils.getChildLogger( LoggerFactoryBean parent , String categ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